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2" svg:font-family="'Lohit Hindi'"/>
    <style:font-face style:name="OpenSymbol" svg:font-family="OpenSymbol"/>
    <style:font-face style:name="StarSymbol" svg:font-family="StarSymbol"/>
    <style:font-face style:name="DejaVu Sans1" svg:font-family="'DejaVu Sans'" style:font-family-generic="swiss"/>
    <style:font-face style:name="Ubuntu" svg:font-family="Ubuntu"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3.942cm"/>
    </style:style>
    <style:style style:name="Tableau1.B" style:family="table-column">
      <style:table-column-properties style:column-width="13.07cm"/>
    </style:style>
    <style:style style:name="Tableau1.A1" style:family="table-cell">
      <style:table-cell-properties fo:padding="0.097cm" fo:border="none"/>
    </style:style>
    <style:style style:name="Tableau2" style:family="table">
      <style:table-properties style:width="17.101cm" fo:margin-left="0cm" table:align="left"/>
    </style:style>
    <style:style style:name="Tableau2.A" style:family="table-column">
      <style:table-column-properties style:column-width="9.998cm"/>
    </style:style>
    <style:style style:name="Tableau2.B" style:family="table-column">
      <style:table-column-properties style:column-width="7.103cm"/>
    </style:style>
    <style:style style:name="Tableau2.1" style:family="table-row">
      <style:table-row-properties style:min-row-height="2.487cm"/>
    </style:style>
    <style:style style:name="Tableau2.A1" style:family="table-cell">
      <style:table-cell-properties style:writing-mode="page"/>
    </style:style>
    <style:style style:name="P1" style:family="paragraph" style:parent-style-name="UrbanBody">
      <style:paragraph-properties fo:text-align="end" style:justify-single-word="false"/>
    </style:style>
    <style:style style:name="P2" style:family="paragraph" style:parent-style-name="UrbanBody">
      <style:text-properties style:use-window-font-color="true"/>
    </style:style>
    <style:style style:name="P3" style:family="paragraph" style:parent-style-name="UrbanBody">
      <style:text-properties style:use-window-font-color="true" style:font-name="Times New Roman" fo:font-size="12pt" style:font-size-asian="12pt" style:font-size-complex="12pt"/>
    </style:style>
    <style:style style:name="P4" style:family="paragraph" style:parent-style-name="UrbanBody">
      <style:text-properties style:use-window-font-color="true" fo:font-weight="normal" style:font-weight-asian="normal" style:font-weight-complex="normal"/>
    </style:style>
    <style:style style:name="P5" style:family="paragraph" style:parent-style-name="Standard">
      <style:paragraph-properties fo:margin-left="-2.251cm" fo:margin-right="-0.25cm" fo:text-indent="0cm" style:auto-text-indent="false"/>
      <style:text-properties style:font-name="Verdana" fo:font-size="10pt" fo:font-weight="bold" style:font-size-asian="10pt" style:font-weight-asian="bold"/>
    </style:style>
    <style:style style:name="P6" style:family="paragraph" style:parent-style-name="Standard">
      <style:paragraph-properties fo:margin-left="1.235cm" fo:margin-right="0cm" fo:text-align="justify" style:justify-single-word="false" fo:text-indent="0cm" style:auto-text-indent="false"/>
      <style:text-properties style:font-name="Verdana" fo:font-size="9.5pt" style:font-size-asian="9.5pt" style:font-size-complex="9.5pt"/>
    </style:style>
    <style:style style:name="P7" style:family="paragraph" style:parent-style-name="Standard">
      <style:paragraph-properties fo:margin-left="-0.25cm" fo:margin-right="0cm" fo:text-align="justify" style:justify-single-word="false" fo:text-indent="0cm" style:auto-text-indent="false"/>
      <style:text-properties style:font-name="Verdana" fo:font-size="9.5pt" style:font-size-asian="9.5pt" style:font-size-complex="9.5pt"/>
    </style:style>
    <style:style style:name="P8" style:family="paragraph" style:parent-style-name="UrbanTitle">
      <style:text-properties style:use-window-font-color="true" style:font-name="Times New Roman" fo:font-size="12pt" style:text-underline-style="none" style:font-size-asian="12pt" style:font-size-complex="12pt"/>
    </style:style>
    <style:style style:name="P9" style:family="paragraph" style:parent-style-name="Frame_20_contents">
      <style:paragraph-properties fo:text-align="start" style:justify-single-word="false"/>
      <style:text-properties style:font-name="Arial" fo:font-size="12pt" officeooo:paragraph-rsid="00070c34" style:font-size-asian="12pt" style:font-size-complex="12pt"/>
    </style:style>
    <style:style style:name="P10" style:family="paragraph" style:parent-style-name="Standard">
      <style:paragraph-properties fo:text-align="start" style:justify-single-word="false"/>
      <style:text-properties style:font-name="Arial" fo:font-size="11pt" officeooo:paragraph-rsid="00070c34" style:font-size-asian="11pt" style:font-size-complex="11pt"/>
    </style:style>
    <style:style style:name="P11" style:family="paragraph" style:parent-style-name="Standard">
      <style:text-properties officeooo:paragraph-rsid="00070c34"/>
    </style:style>
    <style:style style:name="P12" style:family="paragraph" style:parent-style-name="Standard">
      <style:paragraph-properties fo:margin-top="0cm" fo:margin-bottom="2.131cm" loext:contextual-spacing="false" fo:text-align="start" style:justify-single-word="false"/>
      <style:text-properties style:font-name="Arial" fo:font-size="10pt" officeooo:paragraph-rsid="00070c34" style:font-size-asian="10pt" style:font-size-complex="10pt"/>
    </style:style>
    <style:style style:name="P1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underline-style="none" fo:font-weight="normal" style:font-weight-asian="normal" style:font-weight-complex="normal"/>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style:font-name="Times New Roman" fo:font-size="12pt" style:font-size-asian="12pt" style:font-size-complex="12pt"/>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background-color="transparent" loext:char-shading-value="0"/>
    </style:style>
    <style:style style:name="T9"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10"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11"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12"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italic" style:font-weight-complex="normal"/>
    </style:style>
    <style:style style:name="T13" style:family="text">
      <style:text-properties style:use-window-font-color="true"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4" style:family="text">
      <style:text-properties fo:color="#000000"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5" style:family="text">
      <style:text-properties fo:color="#000000"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2" table:style-name="Tableau2">
        <table:table-column table:style-name="Tableau2.A"/>
        <table:table-column table:style-name="Tableau2.B"/>
        <table:table-row table:style-name="Tableau2.1">
          <table:table-cell table:style-name="Tableau2.A1" office:value-type="string">
            <text:p text:style-name="P10"><office:annotation><dc:creator>Gauthier Bastien</dc:creator><dc:date>2011-01-13T14:56:41</dc:date><text:p text:style-name="P13"><text:span text:style-name="T13">do text</text:span></text:p><text:p text:style-name="P13"><text:span text:style-name="T13">from document(at=header, format='odt')</text:span></text:p></office:annotation><text:span text:style-name="T3">Import depuis header.odt</text:span></text:p>
          </table:table-cell>
          <table:table-cell table:style-name="Tableau2.A1" office:value-type="string">
            <text:p text:style-name="P12"><text:span text:style-name="Police_20_par_20_défaut"><text:span text:style-name="T9"><text:text-input text:description="">tool.getCityName()</text:text-input></text:span></text:span><text:span text:style-name="T10">, le </text:span><text:span text:style-name="T10"><text:text-input text:description="">licence_view.format_date()</text:text-input></text:span></text:p>
            <text:p text:style-name="P9"><text:span text:style-name="T11"><text:conditional-text text:condition="ooow:&quot;view.do_mailing()&quot;" text:string-value-if-true="&quot;mailed_data.getPersonTitleValue(short=True)&quot;" text:string-value-if-false="">mailed_data.getPersonTitleValue(short=True)</text:conditional-text></text:span><text:span text:style-name="T12"><text:s/></text:span><text:span text:style-name="T11"><text:conditional-text text:condition="ooow:&quot;view.do_mailing()&quot;" text:string-value-if-true="&quot;mailed_data.name1&quot;" text:string-value-if-false="">mailed_data.name1</text:conditional-text></text:span><text:span text:style-name="T12"><text:s/></text:span><text:span text:style-name="T11"><text:conditional-text text:condition="ooow:&quot;view.do_mailing()&quot;" text:string-value-if-true="&quot;mailed_data.name2&quot;" text:string-value-if-false="">mailed_data.name2</text:conditional-text></text:span><text:span text:style-name="T12"><text:line-break/></text:span><text:span text:style-name="T11"><text:conditional-text text:condition="ooow:&quot;view.do_mailing()&quot;" text:string-value-if-true="&quot;mailed_data.street&quot;" text:string-value-if-false="">mailed_data.street</text:conditional-text></text:span><text:span text:style-name="T11">, </text:span><text:span text:style-name="T11"><text:conditional-text text:condition="ooow:&quot;view.do_mailing()&quot;" text:string-value-if-true="&quot;mailed_data.number&quot;" text:string-value-if-false="">mailed_data.number</text:conditional-text></text:span><text:span text:style-name="T12"><text:line-break/></text:span><text:span text:style-name="T11"><text:conditional-text text:condition="ooow:&quot;view.do_mailing()&quot;" text:string-value-if-true="&quot;mailed_data.zipcode&quot;" text:string-value-if-false="">mailed_data.zipcode</text:conditional-text></text:span><text:span text:style-name="T11"> </text:span><text:span text:style-name="T11"><text:conditional-text text:condition="ooow:&quot;view.do_mailing()&quot;" text:string-value-if-true="&quot;mailed_data.city&quot;" text:string-value-if-false="">mailed_data.city</text:conditional-text></text:span></text:p>
          </table:table-cell>
        </table:table-row>
      </table:table>
      <text:p text:style-name="P11"/>
      <text:p text:style-name="UrbanTitle">Du registre aux délibérations du Collège Communal</text:p>
      <text:p text:style-name="UrbanTitle">de cette commune, a été extrait ce qui suit :</text:p>
      <text:p text:style-name="P8">[DATE DE LA SÉANCE]</text:p>
      <text:p text:style-name="UrbanBody"/>
      <text:p text:style-name="UrbanBody"><text:span text:style-name="T4"><office:annotation><dc:creator>sde </dc:creator><dc:date>2011-07-27T10:02:17</dc:date><text:p text:style-name="P13"><text:span text:style-name="T14">do text</text:span></text:p><text:p text:style-name="P13"><text:span text:style-name="T15">from document(at=reference, format='odt')</text:span></text:p></office:annotation></text:span>Import depuis reference.odt</text:p>
      <text:p text:style-name="UrbanBody"/>
      <text:p text:style-name="UrbanBody"/>
      <table:table table:name="Tableau1" table:style-name="Tableau1">
        <table:table-column table:style-name="Tableau1.A"/>
        <table:table-column table:style-name="Tableau1.B"/>
        <table:table-row>
          <table:table-cell table:style-name="Tableau1.A1" office:value-type="string">
            <text:p text:style-name="UrbanTitle2">Présents</text:p>
          </table:table-cell>
          <table:table-cell table:style-name="Tableau1.A1" office:value-type="string">
            <text:p text:style-name="UrbanBody">[MEMBRES PRÉSENTS]</text:p>
          </table:table-cell>
        </table:table-row>
      </table:table>
      <text:p text:style-name="UrbanBody"/>
      <text:p text:style-name="UrbanTitle2">OBJET : Autorisation de raccordement à la canalisation communale SANS traversée de voirie (lotissement)</text:p>
      <text:p text:style-name="UrbanBody"/>
      <text:p text:style-name="UrbanBody">Le Collège,</text:p>
      <text:p text:style-name="P5"/>
      <text:p text:style-name="P3">Vu la requête en date du <text:span text:style-name="T5">[DATE]</text:span> par laquelle <text:text-input text:description="Titre du demandeur">applicantobj.getPersonTitleValue()</text:text-input><text:s/><text:text-input text:description="Titre du demandeur">applicantobj.getName1()</text:text-input><text:s/><text:span text:style-name="T7">domicilié(s) </text:span><text:span text:style-name="T7"><text:text-input text:description="Titre du demandeur">applicantobj.getStreet()</text:text-input></text:span><text:span text:style-name="T7">,</text:span><text:span text:style-name="T5"> </text:span><text:span text:style-name="T7">n° </text:span><text:span text:style-name="T7"><text:text-input text:description="Titre du demandeur">applicantobj.getNumber()</text:text-input></text:span><text:span text:style-name="T7"><text:s/>à </text:span><text:span text:style-name="T7"><text:text-input text:description="Titre du demandeur">applicantobj.getZipcode()</text:text-input></text:span><text:span text:style-name="T7"><text:s/></text:span><text:span text:style-name="T7"><text:text-input text:description="Titre du demandeur">applicantobj.getCity()</text:text-input></text:span><text:span text:style-name="T7"> sollicite(nt) l’autorisation d’établir un raccordement à la canalisation communale existant au n° </text:span><text:span text:style-name="T7"><text:text-input text:description="Titre du demandeur">self.getWorkLocationSignaletic()</text:text-input></text:span><text:span text:style-name="T7">, destiné à permettre l’évacuation des eaux de drainage et de ruissellement en provenance de son(leur) immeuble sis sur la parcelle cadastrée </text:span><text:span text:style-name="T7"><text:text-input text:description="Titre du demandeur">self.getPortionOutsText()</text:text-input></text:span></text:p>
      <text:p text:style-name="P4"/>
      <text:p text:style-name="UrbanTitle3">DECIDE : </text:p>
      <text:p text:style-name="UrbanBody"/>
      <text:p text:style-name="P2">L’autorisation sollicitée est accordée aux conditions ci-après :</text:p>
      <text:p text:style-name="P2">1.- les travaux <text:s/>seront exécutés de manière à sauvegarder la sécurité publique et à prévenir toute entrave à la circulation <text:s/>sur la route. Il est expressément stipulé à cet égard qu'ils seront signalés conformément à la réglementation sur le code de la route;</text:p>
      <text:p text:style-name="P2">2.- la conduite sera formée en tuyaux de PVC, suffisamment résistante et à joints parfaitement étanches de manière à empêcher toute fuite ou infiltration dans le sol de la route;</text:p>
      <text:p text:style-name="P2">3.- la conduite s'ouvrira dans la propriété du requérant dans un puisard de décantation à au moins 0,20 mètre au-dessus du fond de celui-ci et elle sera pourvue à son origine d'une grille ou tôle métallique dont les jours n'auront pas de dimensions supérieures à 1 centimètre ; </text:p>
      <text:p text:style-name="P2">4.- sous peine de retrait immédiat de l'autorisation, il ne pourra être évacué par la conduite en cause que des eaux naturelles provenant de drainage ou des toitures. Il est strictement interdit d'écouler des eaux contaminées quelconques susceptibles d'occasionner des dépôts ou de nuire à l'hygiène publique sauf s'il est fait usage d'<text:span text:style-name="T6">une fosse septique avec dégraisseur ou d'une fosse d'épuration</text:span>; </text:p>
      <text:p text:style-name="P2">5.- les agents de la Commune auront toujours le droit de pénétrer en tout temps dans la partie de la <text:soft-page-break/>propriété du requérant afin de s’assurer que les conditions de la présente autorisation restent strictement observées ; </text:p>
      <text:p text:style-name="P2">6.- <text:span text:style-name="T8">l’(les) impétrant(s) est(sont) responsable(s)</text:span> tant à l'égard des tiers qu'envers la commune des dégâts, accidents ou dommages, comme aussi des conséquences de toutes natures qui résulteraient de l'établissement ou de l'existence de l'ouvrage autorisé;</text:p>
      <text:p text:style-name="P2">7.- toutes les clauses contenues dans la présente autorisation sont exécutoires par les représentants ou successeurs de l'impétrant;</text:p>
      <text:p text:style-name="P2">8.- la présente autorisation n’est accordée qu’à titre précaire et sans aucune reconnaissance d’un droit au profit de l’impétrant ;</text:p>
      <text:p text:style-name="UrbanBody"/>
      <text:p text:style-name="P6"/>
      <text:p text:style-name="P7"/>
      <text:p text:style-name="UrbanBody"/>
      <text:p text:style-name="UrbanBody"><text:span text:style-name="T2"><office:annotation><dc:creator>sde </dc:creator><dc:date>2011-07-27T10:02:32</dc:date><text:p text:style-name="P13"><text:span text:style-name="T14">do text</text:span></text:p><text:p text:style-name="P13"><text:span text:style-name="T15">from document(at=signatures, format='odt')</text:span></text:p></office:annotation></text:span><text:span text:style-name="T2">Import depuis signatures.odt</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2" svg:font-family="'Lohit Hindi'"/>
    <style:font-face style:name="OpenSymbol" svg:font-family="OpenSymbol"/>
    <style:font-face style:name="StarSymbol" svg:font-family="StarSymbol"/>
    <style:font-face style:name="DejaVu Sans1" svg:font-family="'DejaVu Sans'" style:font-family-generic="swiss"/>
    <style:font-face style:name="Ubuntu" svg:font-family="Ubuntu"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1"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fo:font-size="11pt" style:font-size-asian="10.5pt"/>
    </style:style>
    <style:style style:name="Heading_20_4" style:display-name="Heading 4" style:family="paragraph" style:parent-style-name="Standard" style:next-style-name="Standard" style:default-outline-level="4" style:class="text">
      <style:paragraph-properties fo:keep-with-next="always"/>
      <style:text-properties style:font-name="Times New Roman" fo:font-family="'Times New Roman'" style:font-family-generic="roman" style:font-pitch="variable" fo:font-size="10pt" fo:font-weight="bold" style:font-size-asian="10pt" style:font-weight-asian="bold" style:font-size-complex="12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sde </meta:initial-creator>
    <meta:creation-date>2011-07-26T09:39:57</meta:creation-date>
    <dc:date>2020-04-03T11:17:55.793817432</dc:date>
    <meta:editing-duration>PT8H29M17S</meta:editing-duration>
    <meta:editing-cycles>48</meta:editing-cycles>
    <meta:generator>LibreOffice/6.3.5.2$Linux_X86_64 LibreOffice_project/30$Build-2</meta:generator>
    <meta:document-statistic meta:table-count="2" meta:image-count="0" meta:object-count="0" meta:page-count="2" meta:paragraph-count="24" meta:word-count="440" meta:character-count="3026" meta:non-whitespace-character-count="2627"/>
  </office:meta>
</office:document-meta>
</file>